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activists_Mean path len activists" table:style-name="ta1">
        <table:shapes>
          <draw:frame draw:z-index="0" draw:style-name="gr1" draw:text-style-name="P1" svg:width="6.2988in" svg:height="3.5429in" svg:x="7.6528in" svg:y="0.0394in">
            <draw:object draw:notify-on-update-of-ranges="'summary_counter_activists_Mean path len activists'.A1:'summary_counter_activists_Mean path len activists'.A1 'summary_counter_activists_Mean path len activists'.A2:'summary_counter_activists_Mean path len activists'.A6 'summary_counter_activists_Mean path len activists'.B1:'summary_counter_activists_Mean path len activists'.B1 'summary_counter_activists_Mean path len activists'.B2:'summary_counter_activists_Mean path len activists'.B6 'summary_counter_activists_Mean path len activists'.C1:'summary_counter_activists_Mean path len activists'.C1 'summary_counter_activists_Mean path len activists'.C2:'summary_counter_activists_Mean path len activists'.C6 'summary_counter_activists_Mean path len activists'.D1:'summary_counter_activists_Mean path len activists'.D1 'summary_counter_activists_Mean path len activists'.D2:'summary_counter_activists_Mean path len activists'.D6 'summary_counter_activists_Mean path len activists'.E1:'summary_counter_activists_Mean path len activists'.E1 'summary_counter_activists_Mean path len activists'.E2:'summary_counter_activists_Mean path len activists'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up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setup 1</text:p>
          </table:table-cell>
          <table:table-cell office:value-type="float" office:value="0.85577077368373" calcext:value-type="float">
            <text:p>0.85577077368373</text:p>
          </table:table-cell>
          <table:table-cell office:value-type="float" office:value="0.754108446030086" calcext:value-type="float">
            <text:p>0.754108446030086</text:p>
          </table:table-cell>
          <table:table-cell office:value-type="float" office:value="0.771646390894547" calcext:value-type="float">
            <text:p>0.771646390894547</text:p>
          </table:table-cell>
          <table:table-cell office:value-type="float" office:value="0.6582332862052" calcext:value-type="float">
            <text:p>0.6582332862052</text:p>
          </table:table-cell>
        </table:table-row>
        <table:table-row table:style-name="ro1">
          <table:table-cell office:value-type="string" calcext:value-type="string">
            <text:p>setup 2</text:p>
          </table:table-cell>
          <table:table-cell office:value-type="float" office:value="0.775525708238794" calcext:value-type="float">
            <text:p>0.775525708238794</text:p>
          </table:table-cell>
          <table:table-cell office:value-type="float" office:value="1.02979538514199" calcext:value-type="float">
            <text:p>1.02979538514199</text:p>
          </table:table-cell>
          <table:table-cell office:value-type="float" office:value="1.35504007966269" calcext:value-type="float">
            <text:p>1.35504007966269</text:p>
          </table:table-cell>
          <table:table-cell office:value-type="float" office:value="1.32705029733607" calcext:value-type="float">
            <text:p>1.32705029733607</text:p>
          </table:table-cell>
        </table:table-row>
        <table:table-row table:style-name="ro1">
          <table:table-cell office:value-type="string" calcext:value-type="string">
            <text:p>setup 3</text:p>
          </table:table-cell>
          <table:table-cell office:value-type="float" office:value="2.39335887225964" calcext:value-type="float">
            <text:p>2.39335887225964</text:p>
          </table:table-cell>
          <table:table-cell office:value-type="float" office:value="2.39883332970577" calcext:value-type="float">
            <text:p>2.39883332970577</text:p>
          </table:table-cell>
          <table:table-cell office:value-type="float" office:value="2.04655479699339" calcext:value-type="float">
            <text:p>2.04655479699339</text:p>
          </table:table-cell>
          <table:table-cell office:value-type="float" office:value="1.76195246691054" calcext:value-type="float">
            <text:p>1.76195246691054</text:p>
          </table:table-cell>
        </table:table-row>
        <table:table-row table:style-name="ro1">
          <table:table-cell office:value-type="string" calcext:value-type="string">
            <text:p>setup 4</text:p>
          </table:table-cell>
          <table:table-cell office:value-type="float" office:value="3.1487129428984" calcext:value-type="float">
            <text:p>3.1487129428984</text:p>
          </table:table-cell>
          <table:table-cell office:value-type="float" office:value="3.2708271448069" calcext:value-type="float">
            <text:p>3.2708271448069</text:p>
          </table:table-cell>
          <table:table-cell office:value-type="float" office:value="3.13839407504116" calcext:value-type="float">
            <text:p>3.13839407504116</text:p>
          </table:table-cell>
          <table:table-cell office:value-type="float" office:value="3.04987676934215" calcext:value-type="float">
            <text:p>3.04987676934215</text:p>
          </table:table-cell>
        </table:table-row>
        <table:table-row table:style-name="ro1">
          <table:table-cell office:value-type="string" calcext:value-type="string">
            <text:p>setup 5</text:p>
          </table:table-cell>
          <table:table-cell office:value-type="float" office:value="3.33823397386" calcext:value-type="float">
            <text:p>3.33823397386</text:p>
          </table:table-cell>
          <table:table-cell office:value-type="float" office:value="3.3774919363962" calcext:value-type="float">
            <text:p>3.3774919363962</text:p>
          </table:table-cell>
          <table:table-cell office:value-type="float" office:value="3.37443382553834" calcext:value-type="float">
            <text:p>3.37443382553834</text:p>
          </table:table-cell>
          <table:table-cell office:value-type="float" office:value="3.34041359578068" calcext:value-type="float">
            <text:p>3.34041359578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3:21:26.247362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4T15:39:38.312503219</dc:date>
    <meta:editing-duration>PT2H22M56S</meta:editing-duration>
    <meta:editing-cycles>4</meta:editing-cycles>
    <meta:generator>LibreOffice/7.0.3.1$Linux_X86_64 LibreOffice_project/00$Build-1</meta:generator>
    <meta:document-statistic meta:table-count="1" meta:cell-count="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454cm" style:legend-expansion="high" chart:style-name="ch2"/>
        <chart:plot-area chart:style-name="ch3" table:cell-range-address="'summary_counter_activists_Mean path len activists'.A1:'summary_counter_activists_Mean path len activists'.E6" chart:data-source-has-labels="both" svg:x="1.331cm" svg:y="0.18cm" svg:width="12.264cm" svg:height="8.64cm">
          <chart:coordinate-region svg:x="2.058cm" svg:y="0.379cm" svg:width="10.966cm" svg:height="7.794cm"/>
          <chart:axis chart:dimension="x" chart:name="primary-x" chart:style-name="ch4" chartooo:axis-type="auto">
            <chartooo:date-scale/>
            <chart:categories table:cell-range-address="'summary_counter_activists_Mean path len activists'.A2:'summary_counter_activists_Mean path len activists'.A6"/>
          </chart:axis>
          <chart:axis chart:dimension="y" chart:name="primary-y" chart:style-name="ch4">
            <chart:title svg:x="0.451cm" svg:y="6.939cm" chart:style-name="ch5">
              <text:p>mean post path length of activists</text:p>
            </chart:title>
            <chart:grid chart:style-name="ch6" chart:class="major"/>
          </chart:axis>
          <chart:series chart:style-name="ch7" chart:values-cell-range-address="'summary_counter_activists_Mean path len activists'.B2:'summary_counter_activists_Mean path len activists'.B6" chart:label-cell-address="'summary_counter_activists_Mean path len activists'.B1:'summary_counter_activists_Mean path len activists'.B1" chart:class="chart:line">
            <chart:data-point chart:repeated="5"/>
          </chart:series>
          <chart:series chart:style-name="ch8" chart:values-cell-range-address="'summary_counter_activists_Mean path len activists'.C2:'summary_counter_activists_Mean path len activists'.C6" chart:label-cell-address="'summary_counter_activists_Mean path len activists'.C1:'summary_counter_activists_Mean path len activists'.C1" chart:class="chart:line">
            <chart:data-point chart:repeated="5"/>
          </chart:series>
          <chart:series chart:style-name="ch9" chart:values-cell-range-address="'summary_counter_activists_Mean path len activists'.D2:'summary_counter_activists_Mean path len activists'.D6" chart:label-cell-address="'summary_counter_activists_Mean path len activists'.D1:'summary_counter_activists_Mean path len activists'.D1" chart:class="chart:line">
            <chart:data-point chart:repeated="5"/>
          </chart:series>
          <chart:series chart:style-name="ch10" chart:values-cell-range-address="'summary_counter_activists_Mean path len activists'.E2:'summary_counter_activists_Mean path len activists'.E6" chart:label-cell-address="'summary_counter_activists_Mean path len activists'.E1:'summary_counter_activists_Mean path len activists'.E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summary_counter_activists_Mean path len activists'.B1:'summary_counter_activists_Mean path len activists'.B1</svg:desc>
                </draw:g>
              </table:table-cell>
              <table:table-cell office:value-type="string">
                <text:p>1000</text:p>
                <draw:g>
                  <svg:desc>'summary_counter_activists_Mean path len activists'.C1:'summary_counter_activists_Mean path len activists'.C1</svg:desc>
                </draw:g>
              </table:table-cell>
              <table:table-cell office:value-type="string">
                <text:p>2000</text:p>
                <draw:g>
                  <svg:desc>'summary_counter_activists_Mean path len activists'.D1:'summary_counter_activists_Mean path len activists'.D1</svg:desc>
                </draw:g>
              </table:table-cell>
              <table:table-cell office:value-type="string">
                <text:p>5000</text:p>
                <draw:g>
                  <svg:desc>'summary_counter_activists_Mean path len activists'.E1:'summary_counter_activists_Mean path len activis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up 1</text:p>
                <draw:g>
                  <svg:desc>'summary_counter_activists_Mean path len activists'.A2:'summary_counter_activists_Mean path len activists'.A6</svg:desc>
                </draw:g>
              </table:table-cell>
              <table:table-cell office:value-type="float" office:value="0.85577077368373">
                <text:p>0.85577077368373</text:p>
                <draw:g>
                  <svg:desc>'summary_counter_activists_Mean path len activists'.B2:'summary_counter_activists_Mean path len activists'.B6</svg:desc>
                </draw:g>
              </table:table-cell>
              <table:table-cell office:value-type="float" office:value="0.754108446030086">
                <text:p>0.754108446030086</text:p>
                <draw:g>
                  <svg:desc>'summary_counter_activists_Mean path len activists'.C2:'summary_counter_activists_Mean path len activists'.C6</svg:desc>
                </draw:g>
              </table:table-cell>
              <table:table-cell office:value-type="float" office:value="0.771646390894547">
                <text:p>0.771646390894547</text:p>
                <draw:g>
                  <svg:desc>'summary_counter_activists_Mean path len activists'.D2:'summary_counter_activists_Mean path len activists'.D6</svg:desc>
                </draw:g>
              </table:table-cell>
              <table:table-cell office:value-type="float" office:value="0.6582332862052">
                <text:p>0.6582332862052</text:p>
                <draw:g>
                  <svg:desc>'summary_counter_activists_Mean path len activists'.E2:'summary_counter_activists_Mean path len activists'.E6</svg:desc>
                </draw:g>
              </table:table-cell>
            </table:table-row>
            <table:table-row>
              <table:table-cell office:value-type="string">
                <text:p>setup 2</text:p>
              </table:table-cell>
              <table:table-cell office:value-type="float" office:value="0.775525708238794">
                <text:p>0.775525708238794</text:p>
              </table:table-cell>
              <table:table-cell office:value-type="float" office:value="1.02979538514199">
                <text:p>1.02979538514199</text:p>
              </table:table-cell>
              <table:table-cell office:value-type="float" office:value="1.35504007966269">
                <text:p>1.35504007966269</text:p>
              </table:table-cell>
              <table:table-cell office:value-type="float" office:value="1.32705029733607">
                <text:p>1.32705029733607</text:p>
              </table:table-cell>
            </table:table-row>
            <table:table-row>
              <table:table-cell office:value-type="string">
                <text:p>setup 3</text:p>
              </table:table-cell>
              <table:table-cell office:value-type="float" office:value="2.39335887225964">
                <text:p>2.39335887225964</text:p>
              </table:table-cell>
              <table:table-cell office:value-type="float" office:value="2.39883332970577">
                <text:p>2.39883332970577</text:p>
              </table:table-cell>
              <table:table-cell office:value-type="float" office:value="2.04655479699339">
                <text:p>2.04655479699339</text:p>
              </table:table-cell>
              <table:table-cell office:value-type="float" office:value="1.76195246691054">
                <text:p>1.76195246691054</text:p>
              </table:table-cell>
            </table:table-row>
            <table:table-row>
              <table:table-cell office:value-type="string">
                <text:p>setup 4</text:p>
              </table:table-cell>
              <table:table-cell office:value-type="float" office:value="3.1487129428984">
                <text:p>3.1487129428984</text:p>
              </table:table-cell>
              <table:table-cell office:value-type="float" office:value="3.2708271448069">
                <text:p>3.2708271448069</text:p>
              </table:table-cell>
              <table:table-cell office:value-type="float" office:value="3.13839407504116">
                <text:p>3.13839407504116</text:p>
              </table:table-cell>
              <table:table-cell office:value-type="float" office:value="3.04987676934215">
                <text:p>3.04987676934215</text:p>
              </table:table-cell>
            </table:table-row>
            <table:table-row>
              <table:table-cell office:value-type="string">
                <text:p>setup 5</text:p>
              </table:table-cell>
              <table:table-cell office:value-type="float" office:value="3.33823397386">
                <text:p>3.33823397386</text:p>
              </table:table-cell>
              <table:table-cell office:value-type="float" office:value="3.3774919363962">
                <text:p>3.3774919363962</text:p>
              </table:table-cell>
              <table:table-cell office:value-type="float" office:value="3.37443382553834">
                <text:p>3.37443382553834</text:p>
              </table:table-cell>
              <table:table-cell office:value-type="float" office:value="3.34041359578068">
                <text:p>3.34041359578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